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ys text" svg:font-family="'ys text', arial, sans-serif"/>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6cm"/>
    </style:style>
    <style:style style:name="Таблица1.B" style:family="table-column">
      <style:table-column-properties style:column-width="4.334cm"/>
    </style:style>
    <style:style style:name="Таблица1.C" style:family="table-column">
      <style:table-column-properties style:column-width="5.38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style>
    <style:style style:name="P1" style:family="paragraph" style:parent-style-name="Heading_20_2">
      <style:paragraph-properties fo:break-before="page"/>
      <style:text-properties officeooo:paragraph-rsid="001f71aa"/>
    </style:style>
    <style:style style:name="P2" style:family="paragraph" style:parent-style-name="Heading_20_2">
      <style:text-properties officeooo:paragraph-rsid="001f71aa"/>
    </style:style>
    <style:style style:name="P3" style:family="paragraph" style:parent-style-name="Heading_20_2">
      <style:paragraph-properties fo:margin-top="0.101cm" fo:margin-bottom="0.101cm" style:contextual-spacing="false"/>
      <style:text-properties officeooo:paragraph-rsid="001f71aa"/>
    </style:style>
    <style:style style:name="P4" style:family="paragraph" style:parent-style-name="Heading_20_2">
      <style:paragraph-properties fo:line-height="150%"/>
      <style:text-properties officeooo:paragraph-rsid="001f71aa"/>
    </style:style>
    <style:style style:name="P5" style:family="paragraph" style:parent-style-name="Standard">
      <style:paragraph-properties fo:margin-left="0cm" fo:margin-right="0cm" fo:line-height="150%" fo:text-align="justify" style:justify-single-word="false" fo:hyphenation-ladder-count="no-limit" fo:text-indent="1.251cm" style:auto-text-indent="false" style:vertical-align="auto"/>
      <style:text-properties officeooo:rsid="00180073" officeooo:paragraph-rsid="001f71aa" fo:hyphenate="true" fo:hyphenation-remain-char-count="2" fo:hyphenation-push-char-count="2" loext:hyphenation-no-caps="false"/>
    </style:style>
    <style:style style:name="P6" style:family="paragraph" style:parent-style-name="Standard">
      <style:paragraph-properties fo:line-height="150%" fo:text-align="center" style:justify-single-word="false"/>
      <style:text-properties fo:font-size="14pt" officeooo:paragraph-rsid="001f71aa" style:font-size-asian="14pt" style:font-size-complex="14pt"/>
    </style:style>
    <style:style style:name="P7" style:family="paragraph" style:parent-style-name="Standard">
      <style:paragraph-properties fo:margin-left="0cm" fo:margin-right="0cm" fo:line-height="150%" fo:text-align="justify" style:justify-single-word="false" fo:hyphenation-ladder-count="no-limit" fo:text-indent="1.251cm" style:auto-text-indent="false" style:vertical-align="auto"/>
      <style:text-properties style:font-name="Times New Roman" fo:font-size="14pt" fo:font-weight="bold" officeooo:paragraph-rsid="001f71aa" style:font-size-asian="14pt" style:font-weight-asian="bold" style:font-name-complex="Times New Roman2" style:font-size-complex="14pt" style:font-weight-complex="bold" fo:hyphenate="true" fo:hyphenation-remain-char-count="2" fo:hyphenation-push-char-count="2" loext:hyphenation-no-caps="false"/>
    </style:style>
    <style:style style:name="P8" style:family="paragraph" style:parent-style-name="Standard_20__28_user_29_">
      <style:paragraph-properties fo:line-height="150%" fo:text-align="center" style:justify-single-word="false"/>
      <style:text-properties fo:text-transform="uppercase" fo:font-size="14pt" fo:font-weight="bold" officeooo:paragraph-rsid="001f71aa" style:font-size-asian="14pt" style:language-asian="ru" style:country-asian="RU" style:font-weight-asian="bold" style:font-size-complex="14pt" style:language-complex="ar" style:country-complex="SA"/>
    </style:style>
    <style:style style:name="P9" style:family="paragraph" style:parent-style-name="Standard_20__28_user_29_">
      <style:paragraph-properties fo:line-height="150%" fo:text-align="center" style:justify-single-word="false"/>
      <style:text-properties fo:font-size="14pt" fo:font-weight="bold" officeooo:paragraph-rsid="001f71aa" style:font-size-asian="14pt" style:language-asian="ru" style:country-asian="RU" style:font-weight-asian="bold" style:font-size-complex="14pt" style:language-complex="ar" style:country-complex="SA"/>
    </style:style>
    <style:style style:name="P10" style:family="paragraph" style:parent-style-name="Standard_20__28_user_29_">
      <style:paragraph-properties fo:text-align="center" style:justify-single-word="false"/>
      <style:text-properties officeooo:paragraph-rsid="001f71aa" style:language-asian="ru" style:country-asian="RU" style:font-size-complex="14pt" style:language-complex="ar" style:country-complex="SA"/>
    </style:style>
    <style:style style:name="P11" style:family="paragraph" style:parent-style-name="Standard_20__28_user_29_">
      <style:paragraph-properties fo:text-align="center" style:justify-single-word="false"/>
      <style:text-properties officeooo:paragraph-rsid="001f71aa" style:language-asian="ru" style:country-asian="RU" style:font-size-complex="14pt" style:language-complex="ar" style:country-complex="SA" style:font-weight-complex="bold"/>
    </style:style>
    <style:style style:name="P12" style:family="paragraph" style:parent-style-name="Standard_20__28_user_29_">
      <style:text-properties officeooo:paragraph-rsid="001f71aa" style:language-asian="ru" style:country-asian="RU" style:font-size-complex="14pt" style:language-complex="ar" style:country-complex="SA"/>
    </style:style>
    <style:style style:name="P13" style:family="paragraph" style:parent-style-name="Standard_20__28_user_29_">
      <style:paragraph-properties fo:text-align="center" style:justify-single-word="false"/>
      <style:text-properties fo:font-weight="bold" officeooo:paragraph-rsid="001f71aa" style:language-asian="ru" style:country-asian="RU" style:font-weight-asian="bold" style:font-size-complex="14pt" style:language-complex="ar" style:country-complex="SA"/>
    </style:style>
    <style:style style:name="P14" style:family="paragraph" style:parent-style-name="Standard_20__28_user_29_">
      <style:paragraph-properties fo:text-align="center" style:justify-single-word="false"/>
      <style:text-properties officeooo:paragraph-rsid="001f71aa"/>
    </style:style>
    <style:style style:name="P15" style:family="paragraph" style:parent-style-name="Standard_20__28_user_29_">
      <style:paragraph-properties fo:orphans="0" fo:widows="0"/>
      <style:text-properties officeooo:paragraph-rsid="001f71aa"/>
    </style:style>
    <style:style style:name="P16" style:family="paragraph" style:parent-style-name="Standard_20__28_user_29_">
      <style:paragraph-properties fo:margin-left="0cm" fo:margin-right="0cm" fo:orphans="0" fo:widows="0" fo:text-indent="0cm" style:auto-text-indent="false"/>
      <style:text-properties officeooo:paragraph-rsid="001f71aa" style:font-size-complex="14pt"/>
    </style:style>
    <style:style style:name="P17" style:family="paragraph" style:parent-style-name="Standard_20__28_user_29_">
      <style:paragraph-properties fo:orphans="0" fo:widows="0"/>
      <style:text-properties officeooo:paragraph-rsid="001f71aa" style:font-size-complex="14pt"/>
    </style:style>
    <style:style style:name="P18" style:family="paragraph" style:parent-style-name="Standard_20__28_user_29_">
      <style:paragraph-properties fo:text-align="center" style:justify-single-word="false" fo:orphans="0" fo:widows="0"/>
      <style:text-properties fo:language="en" fo:country="US" officeooo:rsid="001218bb" officeooo:paragraph-rsid="001f71aa" style:font-size-complex="14pt"/>
    </style:style>
    <style:style style:name="P19" style:family="paragraph" style:parent-style-name="Text_20_body">
      <style:paragraph-properties fo:margin-left="0cm" fo:margin-right="-0.002cm" fo:margin-top="0.286cm" fo:margin-bottom="0cm" style:contextual-spacing="false" fo:line-height="150%" fo:text-align="justify" style:justify-single-word="false" fo:text-indent="1.251cm" style:auto-text-indent="false"/>
      <style:text-properties fo:font-size="14pt" officeooo:paragraph-rsid="001f9a7e"/>
    </style:style>
    <style:style style:name="P20" style:family="paragraph" style:parent-style-name="Text_20_body_20__28_user_29_">
      <style:paragraph-properties fo:line-height="150%"/>
      <style:text-properties officeooo:rsid="0020cab2" officeooo:paragraph-rsid="001f71aa"/>
    </style:style>
    <style:style style:name="P21" style:family="paragraph" style:parent-style-name="Text_20_body_20__28_user_29_">
      <style:text-properties style:font-name="Times New Roman" fo:font-size="14pt" fo:font-style="italic" fo:font-weight="normal" officeooo:rsid="002015ea" officeooo:paragraph-rsid="002015ea" style:font-size-asian="14pt" style:font-style-asian="italic" style:font-weight-asian="normal" style:font-name-complex="Times New Roman2" style:font-size-complex="14pt" style:font-style-complex="italic" style:font-weight-complex="normal"/>
    </style:style>
    <style:style style:name="P22" style:family="paragraph" style:parent-style-name="Text_20_body_20__28_user_29_">
      <style:text-properties style:font-name="Times New Roman" fo:font-size="14pt" fo:font-weight="normal" officeooo:rsid="002015ea" officeooo:paragraph-rsid="002015ea" style:font-size-asian="14pt" style:font-weight-asian="normal" style:font-name-complex="Times New Roman2" style:font-size-complex="14pt" style:font-weight-complex="normal"/>
    </style:style>
    <style:style style:name="P23" style:family="paragraph" style:parent-style-name="Text_20_body_20__28_user_29_">
      <style:text-properties officeooo:paragraph-rsid="001f71aa"/>
    </style:style>
    <style:style style:name="P24" style:family="paragraph" style:parent-style-name="Text_20_body_20__28_user_29_">
      <style:paragraph-properties fo:margin-top="0.101cm" fo:margin-bottom="0.101cm" style:contextual-spacing="false"/>
      <style:text-properties officeooo:rsid="001f9a7e" officeooo:paragraph-rsid="001f9a7e"/>
    </style:style>
    <style:style style:name="P25" style:family="paragraph" style:parent-style-name="Text_20_body_20__28_user_29_">
      <style:text-properties officeooo:paragraph-rsid="001f9a7e"/>
    </style:style>
    <style:style style:name="P26" style:family="paragraph" style:parent-style-name="Times14_5f_РИО2">
      <style:paragraph-properties fo:margin-left="0cm" fo:margin-right="0cm" fo:line-height="150%" fo:text-align="center" style:justify-single-word="false" fo:text-indent="1.3cm" style:auto-text-indent="false"/>
      <style:text-properties officeooo:paragraph-rsid="001f71aa"/>
    </style:style>
    <style:style style:name="T1" style:family="text">
      <style:text-properties style:font-name="Times New Roman" fo:font-size="14pt" style:font-size-asian="14pt" style:font-name-complex="Times New Roman2" style:font-size-complex="14pt"/>
    </style:style>
    <style:style style:name="T2" style:family="text">
      <style:text-properties style:font-name="Times New Roman" fo:font-size="14pt" officeooo:rsid="0014f741" style:font-size-asian="14pt" style:font-name-complex="Times New Roman2" style:font-size-complex="14pt"/>
    </style:style>
    <style:style style:name="T3" style:family="text">
      <style:text-properties style:font-name="Times New Roman" fo:font-size="14pt" officeooo:rsid="00233b4e" style:font-size-asian="14pt" style:font-name-complex="Times New Roman2" style:font-size-complex="14pt"/>
    </style:style>
    <style:style style:name="T4" style:family="text">
      <style:text-properties style:font-name="Times New Roman" fo:font-size="14pt" officeooo:rsid="00246bfb" style:font-size-asian="14pt" style:font-name-complex="Times New Roman2" style:font-size-complex="14pt"/>
    </style:style>
    <style:style style:name="T5" style:family="text">
      <style:text-properties fo:text-transform="uppercase" fo:font-weight="bold" style:language-asian="ru" style:country-asian="RU" style:font-weight-asian="bold" style:language-complex="ar" style:country-complex="SA"/>
    </style:style>
    <style:style style:name="T6" style:family="text">
      <style:text-properties fo:text-transform="uppercase" style:font-size-complex="14pt" style:font-weight-complex="bold"/>
    </style:style>
    <style:style style:name="T7" style:family="text">
      <style:text-properties fo:font-variant="normal" fo:text-transform="none" style:language-asian="ru" style:country-asian="RU" style:font-size-complex="14pt" style:language-complex="ar" style:country-complex="SA" style:font-weight-complex="bold"/>
    </style:style>
    <style:style style:name="T8" style:family="text">
      <style:text-properties fo:font-variant="normal" fo:text-transform="none" style:font-name="Liberation Serif" fo:font-weight="normal" style:language-asian="ru" style:country-asian="RU" style:font-weight-asian="normal" style:font-size-complex="14pt" style:language-complex="ar" style:country-complex="SA" style:font-weight-complex="normal"/>
    </style:style>
    <style:style style:name="T9" style:family="text">
      <style:text-properties fo:font-variant="normal" fo:text-transform="none" style:font-name="Liberation Serif" fo:font-weight="normal" officeooo:rsid="001f9a7e" style:language-asian="ru" style:country-asian="RU" style:font-weight-asian="normal" style:font-size-complex="14pt" style:language-complex="ar" style:country-complex="SA" style:font-weight-complex="normal"/>
    </style:style>
    <style:style style:name="T10" style:family="text">
      <style:text-properties fo:font-variant="normal" fo:text-transform="none" style:font-name="Liberation Serif" fo:font-weight="bold" officeooo:rsid="001f9a7e" style:language-asian="ru" style:country-asian="RU" style:font-weight-asian="bold" style:font-size-complex="14pt" style:language-complex="ar" style:country-complex="SA" style:font-weight-complex="bold"/>
    </style:style>
    <style:style style:name="T11" style:family="text">
      <style:text-properties fo:font-variant="normal" fo:text-transform="none" fo:color="#1a1a1a" loext:opacity="100%" style:font-name="Liberation Serif" fo:font-size="14pt" fo:font-style="normal" fo:font-weight="bold" officeooo:rsid="001f9a7e" fo:background-color="#ffffff" loext:char-shading-value="0" style:font-size-asian="14pt" style:language-asian="ru" style:country-asian="RU" style:font-weight-asian="bold" style:font-size-complex="14pt" style:language-complex="ar" style:country-complex="SA" style:font-weight-complex="bold"/>
    </style:style>
    <style:style style:name="T12" style:family="text">
      <style:text-properties fo:font-variant="normal" fo:text-transform="none" fo:color="#1a1a1a" loext:opacity="100%" style:font-name="Liberation Serif" fo:font-style="normal" fo:font-weight="normal" fo:background-color="#ffffff" loext:char-shading-value="0" style:font-size-asian="14pt" style:font-size-complex="14pt"/>
    </style:style>
    <style:style style:name="T13" style:family="text">
      <style:text-properties style:font-size-complex="14pt"/>
    </style:style>
    <style:style style:name="T14" style:family="text">
      <style:text-properties fo:language="en" fo:country="US" style:font-size-complex="14pt"/>
    </style:style>
    <style:style style:name="T15" style:family="text">
      <style:text-properties fo:language="en" fo:country="US" officeooo:rsid="001218bb" style:font-size-complex="14pt"/>
    </style:style>
    <style:style style:name="T16" style:family="text">
      <style:text-properties officeooo:rsid="00132e16"/>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201d9" style:font-style-asian="normal" style:font-style-complex="normal"/>
    </style:style>
    <style:style style:name="T20" style:family="text">
      <style:text-properties fo:font-style="normal" officeooo:rsid="0022abdf" style:font-style-asian="normal" style:font-style-complex="normal"/>
    </style:style>
    <style:style style:name="T21" style:family="text">
      <style:text-properties officeooo:rsid="001f9a7e"/>
    </style:style>
    <style:style style:name="T22" style:family="text">
      <style:text-properties fo:font-weight="bold"/>
    </style:style>
    <style:style style:name="T23" style:family="text">
      <style:text-properties officeooo:rsid="001f9a7e" style:font-size-asian="12.25pt" style:font-size-complex="14pt"/>
    </style:style>
    <style:style style:name="T24" style:family="text">
      <style:text-properties officeooo:rsid="002015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text:tab/><text:span text:style-name="T5">МИНОБРНАУКИ РОССИИ</text:span></text:p>
      <text:p text:style-name="P8">Санкт-Петербургский государственный</text:p>
      <text:p text:style-name="P8">электротехнический университет</text:p>
      <text:p text:style-name="P8">«ЛЭТИ» им. В.И. Ульянова (Ленина)</text:p>
      <text:p text:style-name="P9">Кафедра МО ЭВМ</text:p>
      <text:p text:style-name="P8"/>
      <text:p text:style-name="P10"/>
      <text:p text:style-name="P10"/>
      <text:p text:style-name="P10"/>
      <text:p text:style-name="P10"/>
      <text:p text:style-name="P10"/>
      <text:p text:style-name="P10"/>
      <text:p text:style-name="P26"><text:span text:style-name="Book_20_Title"><text:span text:style-name="T6">отчет</text:span></text:span></text:p>
      <text:p text:style-name="P13">по лабораторной работе №<text:span text:style-name="T21">5</text:span></text:p>
      <text:p text:style-name="P13">по дисциплине «Построение и анализ алгоритмов»</text:p>
      <text:p text:style-name="P14"><text:span text:style-name="Book_20_Title"><text:span text:style-name="T7">Тема:</text:span></text:span><text:span text:style-name="Book_20_Title"><text:span text:style-name="T8"> </text:span></text:span><text:span text:style-name="Book_20_Title"><text:span text:style-name="T10">Алгоритм</text:span></text:span><text:span text:style-name="Book_20_Title"><text:span text:style-name="T9"> </text:span></text:span><text:span text:style-name="Book_20_Title"><text:span text:style-name="T11">Ахо-Корасик</text:span></text:span></text:p>
      <text:p text:style-name="P10"/>
      <text:p text:style-name="P10"/>
      <text:p text:style-name="P10"/>
      <text:p text:style-name="P10"/>
      <text:p text:style-name="P10"/>
      <text:p text:style-name="P10"/>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5"><text:span text:style-name="T13">Студент гр. </text:span><text:span text:style-name="T14">238</text:span><text:span text:style-name="T15">4</text:span></text:p>
          </table:table-cell>
          <table:table-cell table:style-name="Таблица1.B1" office:value-type="string">
            <text:p text:style-name="P16"/>
          </table:table-cell>
          <table:table-cell table:style-name="Таблица1.A1" office:value-type="string">
            <text:p text:style-name="P18">Лавренова Ю.Д.</text:p>
          </table:table-cell>
        </table:table-row>
        <table:table-row table:style-name="Таблица1.1">
          <table:table-cell table:style-name="Таблица1.A1" office:value-type="string">
            <text:p text:style-name="P17">Преподаватель</text:p>
          </table:table-cell>
          <table:table-cell table:style-name="Таблица1.B2" office:value-type="string">
            <text:p text:style-name="P16"/>
          </table:table-cell>
          <table:table-cell table:style-name="Таблица1.A1" office:value-type="string">
            <text:p text:style-name="P18">Шестопалов Р.П.</text:p>
          </table:table-cell>
        </table:table-row>
      </table:table>
      <text:p text:style-name="P11"/>
      <text:p text:style-name="P11"/>
      <text:p text:style-name="P11">Санкт-Петербург</text:p>
      <text:p text:style-name="P11">2024</text:p>
      <text:h text:style-name="P1" text:outline-level="2"><text:tab/>Цель работы.</text:h>
      <text:p text:style-name="P19"><text:span text:style-name="T23">Реализовать алгоритм Ахо-Корасик с построением конечного автомата. </text:span><text:span text:style-name="T12">Вычислить длину самой длинной цепочки из суффиксных ссылок и самой длинной цепочки из конечных ссылок в автомате.</text:span></text:p>
      <text:h text:style-name="P3" text:outline-level="2"><text:bookmark text:name="_Задание."/><text:tab/>Задание.</text:h>
      <text:p text:style-name="P24">Вариант 3.</text:p>
      <text:p text:style-name="P25"><text:span text:style-name="T21">1. </text:span>Разработайте программу, решающую задачу точного поиска набора образцов.<text:line-break/><text:span text:style-name="T22">Вход:</text:span><text:line-break/>Первая строка содержит текст (T,1≤∣T∣≤100000 ).<text:line-break/>Вторая - число n (1≤n≤3000), каждая следующая из n строк содержит шаблон из набора P={p1​,…,pn​}1≤∣pi​∣≤75 <text:line-break/>Все строки содержат символы из алфавита {A,C,G,T,N} <text:line-break/><text:span text:style-name="T22">Выход:</text:span><text:line-break/>Все вхождения образцов из P в T.<text:line-break/>Каждое вхождение образца в текст представить в виде двух чисел - i  p <text:line-break/>Где i - позиция в тексте (нумерация начинается с 1), с которой начинается вхождение образца с номером p <text:line-break/>(нумерация образцов начинается с 1).<text:line-break/>Строки выхода должны быть отсортированы по возрастанию, сначала номера позиции, затем номера шаблона.</text:p>
      <text:p text:style-name="P25"><text:span text:style-name="T21">2. </text:span>Используя реализацию точного множественного поиска, решите задачу точного поиска для одного образца с <text:span text:style-name="Emphasis">джокером</text:span>.<text:line-break/>В шаблоне встречается специальный символ, именуемый джокером (wild card), который "совпадает" с любым символом. По заданному содержащему шаблоны образцу P необходимо найти все вхождения Р в текст Т.<text:line-break/>Например, образец аb??с? с джокером ? встречается дважды в тексте xabvccbababcax.<text:line-break/>Символ джокер не входит в алфавит, символы которого используются в T. Каждый джокер соответствует одному символу, а не подстроке неопределённой <text:soft-page-break/>длины. В шаблон входит хотя бы один символ не джокер, т.е. шаблоны вида ??? недопустимы.<text:line-break/>Все строки содержат символы из алфавита {A,C,G,T,N}<text:line-break/><text:span text:style-name="Strong_20_Emphasis">Вход:</text:span><text:line-break/>Текст (T,1≤∣T∣≤100000 )<text:line-break/>Шаблон (P,1≤∣P∣≤40)<text:line-break/>Символ джокера<text:line-break/><text:span text:style-name="Strong_20_Emphasis">Выход:</text:span><text:line-break/>Строки с номерами позиций вхождений шаблона (каждая строка содержит только один номер).<text:line-break/>Номера должны выводиться в порядке возрастания.</text:p>
      <text:p text:style-name="P23"/>
      <text:p text:style-name="P23"/>
      <text:p text:style-name="P23"/>
      <text:p text:style-name="P23"/>
      <text:h text:style-name="P2" text:outline-level="2"><text:tab/></text:h>
      <text:p text:style-name="P23"/>
      <text:p text:style-name="P23"/>
      <text:p text:style-name="P23"/>
      <text:p text:style-name="P23"/>
      <text:p text:style-name="P23"/>
      <text:p text:style-name="P23"/>
      <text:p text:style-name="P12"/>
      <text:p text:style-name="P12"/>
      <text:p text:style-name="P12"/>
      <text:p text:style-name="P12"/>
      <text:p text:style-name="P12"/>
      <text:p text:style-name="P12"/>
      <text:p text:style-name="P12"/>
      <text:p text:style-name="P12"/>
      <text:h text:style-name="P4" text:outline-level="2"><text:soft-page-break/><text:tab/>Выполнение работы.</text:h>
      <text:p text:style-name="P20">В ходе решения задач реализованы функции <text:span text:style-name="T24">по построению конечного автомата и поиска подстрок и тексте</text:span><text:span text:style-name="T16">.</text:span></text:p>
      <text:p text:style-name="P22">Инициализирована структура <text:span text:style-name="T17">Node</text:span>, которая хранит всю информацию о вершине: терминальное состояние, массив сыновей, путей перехода, суффиксную ссылку, ссылку на родителя и символ.</text:p>
      <text:p text:style-name="P21">void add_string(Node* root, std::string new_s, int ind_pattern) <text:s/>- <text:span text:style-name="T18">функция получает на вход корень дерева и новую строку, которая должна быть добавлена в бор. Функция добавляет каждый символ строки, который является дочерним переходом по символу, заполняя поля структуры.</text:span></text:p>
      <text:p text:style-name="P21">Node* get_link(Node* curr, char simb, Node* root)<text:span text:style-name="T18"> — </text:span><text:span text:style-name="T19">функция находит ссылку для следующего перемещения из текущей вершины по символу. Если переход по символу не выполнен, то переход будет либо сыном текущей вершины, либо корнем, либо функция рекурсивно переходит по суффиксной ссылке этой вершины.</text:span></text:p>
      <text:p text:style-name="P21">Node* get_suff_link(Node* curr, Node* root)<text:span text:style-name="T18"> — </text:span><text:span text:style-name="T19">функция находит суффиксную ссылку из текущей вершины: если суффиксная ссылка еще не найдена, то происходит проверка на принадлежность к корню вершины или ее родителя, а иначе вызывается функция нахождения перемещения от суффиксной ссылки текущей вершины.</text:span></text:p>
      <text:p text:style-name="P21">Node* get_zip(Node* curr, Node* root)<text:span text:style-name="T18"> — </text:span><text:span text:style-name="T19">функция находит конечную ссылку текущей вершины. Для это переходя по суффиксным ссылкам находится терминальное состояние в ссылке, или корень.</text:span></text:p>
      <text:p text:style-name="P21">std::vector&lt;std::pair&lt;int,int&gt;&gt; aho_corasic(Node* root, std::string text, std::vector&lt;std::string&gt; patterns)<text:span text:style-name="T18"> — </text:span><text:span text:style-name="T20">функция реализовывает поиск индексы вхождения паттернов в текст. Функция проходится по всем символам в строке. Происходит переход по суффиксной ссылке по текущему символу. Если вершина терминальная, то ее индекс записывается в результат, далее происходит переход по по сжатым суффиксным ссылкам до корня для проверки на наличия терминального состояния строки меньшей длины.</text:span></text:p>
      <text:p text:style-name="P7"><text:soft-page-break/>Выводы.</text:p>
      <text:p text:style-name="P5"><text:span text:style-name="T2">Б</text:span><text:span text:style-name="T1">ыл изучен </text:span><text:span text:style-name="T3">алгоритм Ахо-Корасик для нахождения паттернов в тексте</text:span><text:span text:style-name="T1">. </text:span><text:span text:style-name="T4">Изучен принцип построения бора и конечного автомата.</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ys text" svg:font-family="'ys text',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andard_20__28_user_29_" style:display-name="Standard (user)" style:family="paragraph">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vertical-align="baseline" style:writing-mode="lr-tb"/>
      <style:text-properties style:font-name="Times New Roman" fo:font-family="'Times New Roman'" style:font-family-generic="roman" style:font-pitch="variable" fo:font-size="14pt" style:letter-kerning="true" style:font-name-asian="Times New Roman2" style:font-family-asian="'Times New Roman'" style:font-family-generic-asian="system" style:font-pitch-asian="variable" style:font-size-asian="14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style:style>
    <style:style style:name="Times14_5f_РИО2" style:display-name="Times14_РИО2" style:family="paragraph" style:parent-style-name="Standard_20__28_user_29_">
      <style:paragraph-properties fo:line-height="130%" style:vertical-align="auto">
        <style:tab-stops>
          <style:tab-stop style:position="1.251cm"/>
        </style:tab-stops>
      </style:paragraph-properties>
      <style:text-properties style:language-asian="ru" style:country-asian="RU" style:language-complex="ar" style:country-complex="SA"/>
    </style:style>
    <style:style style:name="Heading_20_2" style:display-name="Heading 2" style:family="paragraph" style:parent-style-name="Heading" style:next-style-name="Text_20_body_20__28_user_29_" style:default-outline-level="2" style:list-style-name="" style:class="text">
      <style:paragraph-properties fo:margin-top="0cm" fo:margin-bottom="0cm" style:contextual-spacing="false"/>
      <style:text-properties style:font-name="Times New Roman1" fo:font-family="'Times New Roman'" style:font-family-generic="swiss"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Text_20_body_20__28_user_29_" style:display-name="Text body (user)" style:family="paragraph" style:parent-style-name="Standard_20__28_user_29_"/>
    <style:style style:name="Book_20_Title" style:display-name="Book Title" style:family="text">
      <style:text-properties fo:font-variant="small-caps" fo:letter-spacing="0.009cm" fo:font-weight="bold" style:font-weight-asian="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00:50:19.525578555</meta:creation-date>
    <dc:date>2024-04-24T01:30:44.410521592</dc:date>
    <meta:editing-duration>PT28M1S</meta:editing-duration>
    <meta:editing-cycles>5</meta:editing-cycles>
    <meta:generator>LibreOffice/7.3.7.2$Linux_X86_64 LibreOffice_project/30$Build-2</meta:generator>
    <meta:document-statistic meta:table-count="1" meta:image-count="0" meta:object-count="0" meta:page-count="5" meta:paragraph-count="32" meta:word-count="478" meta:character-count="4012" meta:non-whitespace-character-count="3127"/>
  </office:meta>
</office:document-meta>
</file>